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DejaVu Sans1" officeooo:paragraph-rsid="001c07ed"/>
    </style:style>
    <style:style style:name="P2" style:family="paragraph" style:parent-style-name="Text_20_body">
      <style:text-properties style:font-name="DejaVu Sans1" fo:font-size="14pt" fo:font-weight="bold" officeooo:rsid="001c07ed" officeooo:paragraph-rsid="001c07ed" style:font-size-asian="14pt" style:font-weight-asian="bold" style:font-size-complex="14pt" style:font-weight-complex="bold"/>
    </style:style>
    <style:style style:name="P3" style:family="paragraph" style:parent-style-name="Standard">
      <style:text-properties style:font-name="DejaVu Sans1" fo:font-size="12pt" officeooo:paragraph-rsid="001cb155"/>
    </style:style>
    <style:style style:name="T1" style:family="text">
      <style:text-properties style:font-name="DejaVu Sans1"/>
    </style:style>
    <style:style style:name="T2" style:family="text">
      <style:text-properties style:font-name="DejaVu Sans1" officeooo:rsid="0005d18f"/>
    </style:style>
    <style:style style:name="T3" style:family="text">
      <style:text-properties style:font-name="DejaVu Sans1" officeooo:rsid="0011f669"/>
    </style:style>
    <style:style style:name="T4" style:family="text">
      <style:text-properties style:font-name="DejaVu Sans1" officeooo:rsid="0011c3f7"/>
    </style:style>
    <style:style style:name="T5" style:family="text">
      <style:text-properties style:font-name="DejaVu Sans1" style:font-size-asian="12pt" style:font-size-complex="12pt"/>
    </style:style>
    <style:style style:name="T6" style:family="text">
      <style:text-properties style:font-name="DejaVu Sans1" officeooo:rsid="0005d18f" style:font-size-asian="12pt" style:font-size-complex="12pt"/>
    </style:style>
    <style:style style:name="T7" style:family="text">
      <style:text-properties style:font-name="DejaVu Sans1" officeooo:rsid="0011f669" style:font-size-asian="12pt" style:font-size-complex="12pt"/>
    </style:style>
    <style:style style:name="T8" style:family="text">
      <style:text-properties style:font-name="DejaVu Sans1" officeooo:rsid="0011c3f7" style:font-size-asian="12pt" style:font-size-complex="12pt"/>
    </style:style>
    <style:style style:name="T9" style:family="text">
      <style:text-properties fo:font-size="14pt" officeooo:rsid="001931c7" style:font-size-asian="14pt" style:font-size-complex="14pt"/>
    </style:style>
    <style:style style:name="T10" style:family="text">
      <style:text-properties style:text-line-through-style="none" style:text-line-through-type="none" fo:font-size="14pt" style:text-underline-style="none" officeooo:rsid="001931c7" style:text-blinking="false" fo:background-color="transparent" loext:char-shading-value="0" style:font-name-asian="Arial" style:font-size-asian="14pt" style:font-name-complex="Arial"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onin</text:p>
      <text:p text:style-name="P1"/>
      <text:p text:style-name="P1">Hace 10 años, un viejo amigo mío, Mokseshwarananda, escribió que los acharyas son ahora como ronin, samuráis sin un maestro y que ahora deben ser fieles a sus propios principios porque ya no tienen un maestro que los dirija. Se refirió al maestro como la organización, el sistema colectivo de disciplina que rige su sociedad. Me inspiró esta idea, y todavía lme inspira, pero me di cuenta de que era sólo otro acólito para Shamitananda, el "CobraKiller." Ya he discutido el crimen de cómo este líder de la sociedad norteamericana trató de asesinar a un monja mientras él era el secretario sectorial del camino de la felicidad. Le dio una bebida de yogurt de mango lassi con veneno de cobra después de perseguirle hasta la India! Pregunta a didi Anandausa, Krsnananda, Dinesh, Ramesh Bjorn o cualquiera del resto del grupo de Asheville, Carolina del Norte que cubre para Shamitananda. Enfoque, mira a los ojos y preguntar si saben de este crimen atroz. Pregúntale a Peter Fleury en Austin. He hablado con todos ellos. No pueden negarlo y inclinar la cabeza con vergüenza. Aún así, Mokseshvarananda y muchos otros "Independientes" como Madhuvidyananda, Nabhaniilananda, Kreepysundarananda, Darth Vindu, etc. etc. siguieron a Shamitananda y lo vio no sólo como un líder de la organizacion sino también un líder espiritual. Todas estas personas eran sólo acólitos para el Cobrakiller Shamitananda y el pútrido régimen "Bengalí" que permitía a ese hombre ser un líder. Quienquiera que cometió transgresiones y fue disciplinado por Ananda Marga se fue corriendo a los bengalíes por una dosis abundante de veneno de cobra psicológica para sofocar su disonancia cognitiva.<text:line-break/><text:line-break/>Algunas personas preguntan por qué sigo hablando de este ejemplo. Bueno, es porque nadie ha hecho nada acerca de este problema. Nabhaniilananda viaja por todo el mundo diciéndole a la gente que Shamitananda tiene una gran realización del gurú, por ejemplo. También, porque el intento de homicidio de didi Ananda Viina es sólo la punta del iceberg. Shamitananda y Madhuvidyananda fueron retenidos a punta de pistola por el equipo swat de Austin durante un Dharma chakra o meditación colectiva en Austin, Texas apenas unos años después del intento de homicidio. Fue en el hogar del acòlito LFT de Shamitananda, quien, después de ser detenido, fue a la cárcel por vender droga. Lo conocí antes de este incidente. Fue abordado por Abhishuddhananda unos años antes de esto con una oferta para llevar droga de México a los E.U. Me habló de esto como si este monje estuviera loco. Sabía que el monje quería explotar las debilidades de esta juventud. Él era un fumador de marihuana tranquilo que creció su propia hierba, alguien haciendo algo considerado tabú y fuera del estricto sistema yogi de Ananda Marga, pero no vendiendo o dañando a nadie, y así el monje corupto pensó que podía ser usado en mayor escandalo. Él me confesó todo y le aseguré <text:soft-page-break/>que el monje no era un monje en absoluto y que era mejor que se quedara claro de Shamitananda y Madhuvidyananda también. Shamitanda y Madhuvidyananda más tarde usaron la casa de este joven como su base de trabajo. Este hombre trabajó de ida y vuelta entre Austin y St. Louis y tenía muchas casas llenas de plantas de marihuana hidropónico. Es curioso que Shamitananda haya establecido un centro de meditación en St. Louis en este momento. Con qué dinero se puede preguntar? Su Acólito LFT a veces tenía tanto dinero que no sabía dónde esconderse.<text:line-break/><text:line-break/>Además, recientemente recibí información sobre el departamento de policía de Monterrey México sobre el homicidio de Gagan, el presidente millonario deA.M. en México que fue asesinado hace 6 AÑOS. Por qué hubo todas esas llamadas telefónicas desesperadas entre algunos números en Denver, Colorado con el teléfono de Gagan en México? Shamitananda y sus matones bengalíes estaban discutiendo con Gagan sobre su testamento cuando fue asesinado. Gagan quería cambiar su testamento de dejar su dinero a su familia en lugar del Path Of Bliss. Todos esos matones estaban basados en Denver, Colorado mientras vivían con el jefe de la VSS (soldados muy estúpidos). Si yo fuera un detective internacional, sin duda tendría algunas pistas muy fuertes que seguir. Además, el día antes de que Gagan fuera apuñalado 65 veces con un cuchillo Shudhatmananda y otro hombre no identificado vestido de naranja llegaron a la Monterrey cerca de la casa de Gagan. ¿Coincidencia Curiosa? También se podría preguntar a Kreepy y Darth Vindu acerca de este plan con el que estaban involucrados al mismo tiempo que estos playboys estaban callejeando alrededor de México.<text:line-break/><text:line-break/>Algunos dicen que el sistema de Ananda Marga no funciona debido a toda la delincuencia dentro de su sociedad. En primer lugar, diría que The Path Of Bliss en América del Norte no tiene nada que ver con el sistema espiritual de ananda marga. Ananda Marga funciona como debe y tiene sus propios mecanismos de defensa: aquellos que transgreden los principios fundamentales son enviados en una espiral descendente muy rápidamente. La naturaleza los expone al manifestar sus reacciones kármicas para decirle a la humanidad que son impostores. Solo aquellos que practiquen y manifiesten con sinceridad su ideología espiritual en permanecerán en pie, el resto ya han sido enviados al inframundo del escándalo sin fin donde ejercen libremente sus impulsos verdaderos.<text:line-break/><text:line-break/>Personas como Nabhaniilananda "Monk Dude" y sus amigos en América del Norte que promueven al CobraKiller como un gran sanyassi no son más que esclavos de Ravana, la serpiente que secuestró a Sita en la epopeya hindú, El Ramayana. Los crímenes de estos acólitos de Shamitananda no son menos destructivos que los de Ravana, y por eso Ravana es el clásico "mahapapii" o "gran pecador". Él es <text:soft-page-break/>distinto en ese sentido porque después de secuestrar a Sita con la apariencia de un sanyassi vestido de naranja, muchas personas dudan de las buenas intenciones de todos los sanyassis. </text:p>
      <text:p text:style-name="P3"><text:span text:style-name="T6">Suscribirse a mi lista del correo electrónico por mandar un correo a</text:span><text:span text:style-name="T7"> </text:span><text:a xlink:type="simple" xlink:href="mailto: enckwilliam@protonmail.com?subject=Subscribe" text:style-name="Internet_20_link" text:visited-style-name="Visited_20_Internet_20_Link"><text:span text:style-name="T8">enckwilliam@protonmail.com</text:span></text:a><text:span text:style-name="T5"><text:line-break/><text:line-break/><text:line-break/></text:span><text:a xlink:type="simple" xlink:href="https://mega.nz/folder/SdoxBAba#i0aGD1umAgKgi6zTagEmgg" text:style-name="Internet_20_link" text:visited-style-name="Visited_20_Internet_20_Link"> </text:a><text:a xlink:type="simple" xlink:href="https://workdrive.zohoexternal.com/folder/ozop1d1dd3540879e463e8afd00a0e758ebf5" text:style-name="Internet_20_link" text:visited-style-name="Visited_20_Internet_20_Link">Todos los libros y ensayos</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27T15:27:42.963091222</meta:creation-date>
    <dc:date>2021-12-13T20:39:29.001378206</dc:date>
    <meta:editing-duration>PT29M26S</meta:editing-duration>
    <meta:editing-cycles>5</meta:editing-cycles>
    <meta:generator>LibreOffice/7.0.4.2$Linux_X86_64 LibreOffice_project/00$Build-2</meta:generator>
    <meta:document-statistic meta:table-count="0" meta:image-count="0" meta:object-count="0" meta:page-count="3" meta:paragraph-count="3" meta:word-count="992" meta:character-count="6064" meta:non-whitespace-character-count="5067"/>
  </office:meta>
</office:document-meta>
</file>